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Liberation Serif Regular" svg:font-family="Liberation Serif Regular"/>
    <style:font-face style:name="Roboto Regular" svg:font-family="Roboto Regular"/>
  </office:font-face-decls>
  <office:automatic-styles>
    <style:style style:name="P1" style:family="paragraph" style:parent-style-name="Normal" style:master-page-name="Standard">
      <style:paragraph-properties fo:line-height="110%" fo:margin-top="0.423cm" style:writing-mode="lr-tb"/>
    </style:style>
    <style:style style:name="T1_1" style:family="text"/>
    <style:style style:name="P2" style:family="paragraph" style:parent-style-name="Normal">
      <style:paragraph-properties fo:text-align="center" fo:line-height="100%" fo:margin-top="0.423cm" style:writing-mode="lr-tb"/>
    </style:style>
    <style:style style:name="T2_1" style:family="text">
      <style:text-properties fo:font-style="italic" style:font-style-asian="italic" fo:color="#000000" style:font-name="Liberation Serif Regular" fo:font-size="16pt" style:font-name-asian="Liberation Serif Regular" style:font-size-asian="16pt" style:font-name-complex="Liberation Serif Regular" fo:font-weight="bold" style:font-weight-asian="bold"/>
    </style:style>
    <style:style style:name="P3" style:family="paragraph" style:parent-style-name="Normal">
      <style:paragraph-properties fo:line-height="110%" fo:margin-top="0.423cm" fo:margin-bottom="0.254cm" style:writing-mode="lr-tb"/>
    </style:style>
    <style:style style:name="T3_1" style:family="text"/>
    <style:style style:name="Table1" style:family="table">
      <style:table-properties table:align="left" style:width="16.828cm" fo:margin-left="0cm"/>
    </style:style>
    <style:style style:name="Column1" style:family="table-column">
      <style:table-column-properties style:column-width="8.334cm"/>
    </style:style>
    <style:style style:name="Column2" style:family="table-column">
      <style:table-column-properties style:column-width="8.493cm"/>
    </style:style>
    <style:style style:name="Row1" style:family="table-row"/>
    <style:style style:name="Cell1" style:family="table-cell">
      <style:table-cell-properties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4" style:family="paragraph" style:parent-style-name="Normal">
      <style:paragraph-properties fo:text-align="left" fo:line-height="110%" fo:margin-top="0cm" style:writing-mode="lr-tb"/>
    </style:style>
    <style:style style:name="T4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" style:family="paragraph" style:parent-style-name="Normal">
      <style:paragraph-properties fo:text-align="left" fo:line-height="110%" fo:margin-top="0cm" style:writing-mode="lr-tb"/>
    </style:style>
    <style:style style:name="T5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" style:family="paragraph" style:parent-style-name="Normal">
      <style:paragraph-properties fo:text-align="left" fo:line-height="110%" fo:margin-top="0cm" style:writing-mode="lr-tb"/>
    </style:style>
    <style:style style:name="T6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7" style:family="paragraph" style:parent-style-name="Normal">
      <style:paragraph-properties fo:text-align="left" fo:line-height="110%" fo:margin-top="0cm" style:writing-mode="lr-tb"/>
    </style:style>
    <style:style style:name="T7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8" style:family="paragraph" style:parent-style-name="Normal">
      <style:paragraph-properties fo:text-align="left" fo:line-height="110%" fo:margin-top="0cm" style:writing-mode="lr-tb"/>
    </style:style>
    <style:style style:name="T8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8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9" style:family="paragraph" style:parent-style-name="Normal">
      <style:paragraph-properties fo:text-align="left" fo:line-height="110%" fo:margin-top="0cm" style:writing-mode="lr-tb"/>
    </style:style>
    <style:style style:name="T9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0" style:family="paragraph" style:parent-style-name="Normal">
      <style:paragraph-properties fo:text-align="left" fo:line-height="110%" fo:margin-top="0cm" style:writing-mode="lr-tb"/>
    </style:style>
    <style:style style:name="T10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1" style:family="paragraph" style:parent-style-name="Normal">
      <style:paragraph-properties fo:text-align="left" fo:line-height="110%" fo:margin-top="0cm" style:writing-mode="lr-tb"/>
    </style:style>
    <style:style style:name="T11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2" style:family="paragraph" style:parent-style-name="Normal">
      <style:paragraph-properties fo:text-align="left" fo:line-height="110%" fo:margin-top="0cm" style:writing-mode="lr-tb"/>
    </style:style>
    <style:style style:name="T12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12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3" style:family="paragraph" style:parent-style-name="Normal">
      <style:paragraph-properties fo:text-align="left" fo:line-height="110%" fo:margin-top="0cm" style:writing-mode="lr-tb"/>
    </style:style>
    <style:style style:name="T13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4" style:family="paragraph" style:parent-style-name="Normal">
      <style:paragraph-properties fo:text-align="left" fo:line-height="110%" fo:margin-top="0cm" style:writing-mode="lr-tb"/>
    </style:style>
    <style:style style:name="T14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5" style:family="paragraph" style:parent-style-name="Normal">
      <style:paragraph-properties fo:text-align="left" fo:line-height="110%" fo:margin-top="0cm" style:writing-mode="lr-tb"/>
    </style:style>
    <style:style style:name="T15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6" style:family="paragraph" style:parent-style-name="Normal">
      <style:paragraph-properties fo:text-align="left" fo:line-height="110%" fo:margin-top="0cm" style:writing-mode="lr-tb"/>
    </style:style>
    <style:style style:name="T16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P17" style:family="paragraph" style:parent-style-name="Normal">
      <style:paragraph-properties fo:text-align="left" fo:line-height="110%" fo:margin-top="0cm" style:writing-mode="lr-tb"/>
    </style:style>
    <style:style style:name="T17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1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2" style:family="table-cell">
      <style:table-cell-properties style:vertical-align="top" fo:padding-top="0.102cm" fo:border-top="#000000 0.026cm solid" fo:padding-bottom="0.102cm" fo:border-bottom="#000000 0.026cm solid" fo:padding-left="0.102cm" fo:border-left="#000000 0.026cm solid" fo:padding-right="0.102cm" fo:border-right="#000000 0.026cm solid" fo:wrap-option="wrap"/>
    </style:style>
    <style:style style:name="P19" style:family="paragraph" style:parent-style-name="Normal">
      <style:paragraph-properties fo:text-align="left" fo:line-height="110%" fo:margin-top="0cm" style:writing-mode="lr-tb"/>
    </style:style>
    <style:style style:name="T19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0" style:family="paragraph" style:parent-style-name="Normal">
      <style:paragraph-properties fo:text-align="left" fo:line-height="110%" fo:margin-top="0cm" style:writing-mode="lr-tb"/>
    </style:style>
    <style:style style:name="T20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1" style:family="paragraph" style:parent-style-name="Normal">
      <style:paragraph-properties fo:text-align="left" fo:line-height="110%" fo:margin-top="0cm" style:writing-mode="lr-tb"/>
    </style:style>
    <style:style style:name="T21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2" style:family="paragraph" style:parent-style-name="Normal">
      <style:paragraph-properties fo:text-align="left" fo:line-height="110%" fo:margin-top="0cm" style:writing-mode="lr-tb"/>
    </style:style>
    <style:style style:name="T22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3" style:family="paragraph" style:parent-style-name="Normal">
      <style:paragraph-properties fo:text-align="left" fo:line-height="110%" fo:margin-top="0cm" style:writing-mode="lr-tb"/>
    </style:style>
    <style:style style:name="T23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23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4" style:family="paragraph" style:parent-style-name="Normal">
      <style:paragraph-properties fo:text-align="left" fo:line-height="110%" fo:margin-top="0cm" style:writing-mode="lr-tb"/>
    </style:style>
    <style:style style:name="T24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5" style:family="paragraph" style:parent-style-name="Normal">
      <style:paragraph-properties fo:text-align="left" fo:line-height="110%" fo:margin-top="0cm" style:writing-mode="lr-tb"/>
    </style:style>
    <style:style style:name="T25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6" style:family="paragraph" style:parent-style-name="Normal">
      <style:paragraph-properties fo:text-align="left" fo:line-height="110%" fo:margin-top="0cm" style:writing-mode="lr-tb"/>
    </style:style>
    <style:style style:name="T26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7" style:family="paragraph" style:parent-style-name="Normal">
      <style:paragraph-properties fo:text-align="left" fo:line-height="110%" fo:margin-top="0cm" style:writing-mode="lr-tb"/>
    </style:style>
    <style:style style:name="T27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27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8" style:family="paragraph" style:parent-style-name="Normal">
      <style:paragraph-properties fo:text-align="left" fo:line-height="110%" fo:margin-top="0cm" style:writing-mode="lr-tb"/>
    </style:style>
    <style:style style:name="T28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29" style:family="paragraph" style:parent-style-name="Normal">
      <style:paragraph-properties fo:text-align="left" fo:line-height="110%" fo:margin-top="0cm" style:writing-mode="lr-tb"/>
    </style:style>
    <style:style style:name="T29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30" style:family="paragraph" style:parent-style-name="Normal">
      <style:paragraph-properties fo:text-align="left" fo:line-height="110%" fo:margin-top="0cm" style:writing-mode="lr-tb"/>
    </style:style>
    <style:style style:name="T30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31" style:family="paragraph" style:parent-style-name="Normal">
      <style:paragraph-properties fo:text-align="left" fo:line-height="110%" fo:margin-top="0cm" style:writing-mode="lr-tb"/>
    </style:style>
    <style:style style:name="T31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P32" style:family="paragraph" style:parent-style-name="Normal">
      <style:paragraph-properties fo:text-align="left" fo:line-height="110%" fo:margin-top="0cm" style:writing-mode="lr-tb"/>
    </style:style>
    <style:style style:name="T32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33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P34" style:family="paragraph" style:parent-style-name="Normal">
      <style:paragraph-properties fo:line-height="100%" fo:margin-top="0.423cm" style:writing-mode="lr-tb"/>
    </style:style>
    <style:style style:name="P35" style:family="paragraph" style:parent-style-name="Normal">
      <style:paragraph-properties fo:line-height="110%" fo:margin-top="0.423cm" style:writing-mode="lr-tb"/>
    </style:style>
    <style:style style:name="T35_1" style:family="text"/>
    <style:style style:name="P36" style:family="paragraph" style:parent-style-name="Normal">
      <style:paragraph-properties fo:text-align="center" fo:line-height="100%" fo:margin-top="0.423cm" style:writing-mode="lr-tb"/>
    </style:style>
    <style:style style:name="T36_1" style:family="text">
      <style:text-properties fo:font-style="italic" style:font-style-asian="italic" fo:color="#000000" style:font-name="Liberation Serif Regular" fo:font-size="16pt" style:font-name-asian="Liberation Serif Regular" style:font-size-asian="16pt" style:font-name-complex="Liberation Serif Regular" fo:font-weight="bold" style:font-weight-asian="bold"/>
    </style:style>
    <style:style style:name="P37" style:family="paragraph" style:parent-style-name="Normal">
      <style:paragraph-properties fo:line-height="110%" fo:margin-top="0.423cm" fo:margin-bottom="0.254cm" style:writing-mode="lr-tb"/>
    </style:style>
    <style:style style:name="T37_1" style:family="text"/>
    <style:style style:name="Table2" style:family="table">
      <style:table-properties table:align="left" style:width="16.828cm" fo:margin-left="0cm"/>
    </style:style>
    <style:style style:name="Column3" style:family="table-column">
      <style:table-column-properties style:column-width="8.334cm"/>
    </style:style>
    <style:style style:name="Column4" style:family="table-column">
      <style:table-column-properties style:column-width="8.493cm"/>
    </style:style>
    <style:style style:name="Row2" style:family="table-row"/>
    <style:style style:name="Cell3" style:family="table-cell">
      <style:table-cell-properties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8" style:family="paragraph" style:parent-style-name="Normal">
      <style:paragraph-properties fo:text-align="left" fo:line-height="110%" fo:margin-top="0cm" style:writing-mode="lr-tb"/>
    </style:style>
    <style:style style:name="T38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39" style:family="paragraph" style:parent-style-name="Normal">
      <style:paragraph-properties fo:text-align="left" fo:line-height="110%" fo:margin-top="0cm" style:writing-mode="lr-tb"/>
    </style:style>
    <style:style style:name="T39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0" style:family="paragraph" style:parent-style-name="Normal">
      <style:paragraph-properties fo:text-align="left" fo:line-height="110%" fo:margin-top="0cm" style:writing-mode="lr-tb"/>
    </style:style>
    <style:style style:name="T40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1" style:family="paragraph" style:parent-style-name="Normal">
      <style:paragraph-properties fo:text-align="left" fo:line-height="110%" fo:margin-top="0cm" style:writing-mode="lr-tb"/>
    </style:style>
    <style:style style:name="T41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2" style:family="paragraph" style:parent-style-name="Normal">
      <style:paragraph-properties fo:text-align="left" fo:line-height="110%" fo:margin-top="0cm" style:writing-mode="lr-tb"/>
    </style:style>
    <style:style style:name="T42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42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3" style:family="paragraph" style:parent-style-name="Normal">
      <style:paragraph-properties fo:text-align="left" fo:line-height="110%" fo:margin-top="0cm" style:writing-mode="lr-tb"/>
    </style:style>
    <style:style style:name="T43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4" style:family="paragraph" style:parent-style-name="Normal">
      <style:paragraph-properties fo:text-align="left" fo:line-height="110%" fo:margin-top="0cm" style:writing-mode="lr-tb"/>
    </style:style>
    <style:style style:name="T44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5" style:family="paragraph" style:parent-style-name="Normal">
      <style:paragraph-properties fo:text-align="left" fo:line-height="110%" fo:margin-top="0cm" style:writing-mode="lr-tb"/>
    </style:style>
    <style:style style:name="T45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6" style:family="paragraph" style:parent-style-name="Normal">
      <style:paragraph-properties fo:text-align="left" fo:line-height="110%" fo:margin-top="0cm" style:writing-mode="lr-tb"/>
    </style:style>
    <style:style style:name="T46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46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7" style:family="paragraph" style:parent-style-name="Normal">
      <style:paragraph-properties fo:text-align="left" fo:line-height="110%" fo:margin-top="0cm" style:writing-mode="lr-tb"/>
    </style:style>
    <style:style style:name="T47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8" style:family="paragraph" style:parent-style-name="Normal">
      <style:paragraph-properties fo:text-align="left" fo:line-height="110%" fo:margin-top="0cm" style:writing-mode="lr-tb"/>
    </style:style>
    <style:style style:name="T48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49" style:family="paragraph" style:parent-style-name="Normal">
      <style:paragraph-properties fo:text-align="left" fo:line-height="110%" fo:margin-top="0cm" style:writing-mode="lr-tb"/>
    </style:style>
    <style:style style:name="T49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0" style:family="paragraph" style:parent-style-name="Normal">
      <style:paragraph-properties fo:text-align="left" fo:line-height="110%" fo:margin-top="0cm" style:writing-mode="lr-tb"/>
    </style:style>
    <style:style style:name="T50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P51" style:family="paragraph" style:parent-style-name="Normal">
      <style:paragraph-properties fo:text-align="left" fo:line-height="110%" fo:margin-top="0cm" style:writing-mode="lr-tb"/>
    </style:style>
    <style:style style:name="T51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4" style:family="table-cell">
      <style:table-cell-properties style:vertical-align="top" fo:padding-top="0.102cm" fo:border-top="#000000 0.026cm solid" fo:padding-bottom="0.102cm" fo:border-bottom="#000000 0.026cm solid" fo:padding-left="0.102cm" fo:border-left="#000000 0.026cm solid" fo:padding-right="0.102cm" fo:border-right="#000000 0.026cm solid" fo:wrap-option="wrap"/>
    </style:style>
    <style:style style:name="P53" style:family="paragraph" style:parent-style-name="Normal">
      <style:paragraph-properties fo:text-align="left" fo:line-height="110%" fo:margin-top="0cm" style:writing-mode="lr-tb"/>
    </style:style>
    <style:style style:name="T53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4" style:family="paragraph" style:parent-style-name="Normal">
      <style:paragraph-properties fo:text-align="left" fo:line-height="110%" fo:margin-top="0cm" style:writing-mode="lr-tb"/>
    </style:style>
    <style:style style:name="T54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5" style:family="paragraph" style:parent-style-name="Normal">
      <style:paragraph-properties fo:text-align="left" fo:line-height="110%" fo:margin-top="0cm" style:writing-mode="lr-tb"/>
    </style:style>
    <style:style style:name="T55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6" style:family="paragraph" style:parent-style-name="Normal">
      <style:paragraph-properties fo:text-align="left" fo:line-height="110%" fo:margin-top="0cm" style:writing-mode="lr-tb"/>
    </style:style>
    <style:style style:name="T56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7" style:family="paragraph" style:parent-style-name="Normal">
      <style:paragraph-properties fo:text-align="left" fo:line-height="110%" fo:margin-top="0cm" style:writing-mode="lr-tb"/>
    </style:style>
    <style:style style:name="T57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57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8" style:family="paragraph" style:parent-style-name="Normal">
      <style:paragraph-properties fo:text-align="left" fo:line-height="110%" fo:margin-top="0cm" style:writing-mode="lr-tb"/>
    </style:style>
    <style:style style:name="T58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59" style:family="paragraph" style:parent-style-name="Normal">
      <style:paragraph-properties fo:text-align="left" fo:line-height="110%" fo:margin-top="0cm" style:writing-mode="lr-tb"/>
    </style:style>
    <style:style style:name="T59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0" style:family="paragraph" style:parent-style-name="Normal">
      <style:paragraph-properties fo:text-align="left" fo:line-height="110%" fo:margin-top="0cm" style:writing-mode="lr-tb"/>
    </style:style>
    <style:style style:name="T60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1" style:family="paragraph" style:parent-style-name="Normal">
      <style:paragraph-properties fo:text-align="left" fo:line-height="110%" fo:margin-top="0cm" style:writing-mode="lr-tb"/>
    </style:style>
    <style:style style:name="T61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T61_2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2" style:family="paragraph" style:parent-style-name="Normal">
      <style:paragraph-properties fo:text-align="left" fo:line-height="110%" fo:margin-top="0cm" style:writing-mode="lr-tb"/>
    </style:style>
    <style:style style:name="T62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3" style:family="paragraph" style:parent-style-name="Normal">
      <style:paragraph-properties fo:text-align="left" fo:line-height="110%" fo:margin-top="0cm" style:writing-mode="lr-tb"/>
    </style:style>
    <style:style style:name="T63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4" style:family="paragraph" style:parent-style-name="Normal">
      <style:paragraph-properties fo:text-align="left" fo:line-height="110%" fo:margin-top="0cm" style:writing-mode="lr-tb"/>
    </style:style>
    <style:style style:name="T64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5" style:family="paragraph" style:parent-style-name="Normal">
      <style:paragraph-properties fo:text-align="left" fo:line-height="110%" fo:margin-top="0cm" style:writing-mode="lr-tb"/>
    </style:style>
    <style:style style:name="T65_1" style:family="text">
      <style:text-properties fo:color="#000000" style:font-name="Roboto Regular" fo:font-size="12pt" style:font-name-asian="Roboto Regular" style:font-size-asian="12pt" style:font-name-complex="Roboto Regular" fo:font-weight="bold" style:font-weight-asian="bold"/>
    </style:style>
    <style:style style:name="P66" style:family="paragraph" style:parent-style-name="Normal">
      <style:paragraph-properties fo:text-align="left" fo:line-height="110%" fo:margin-top="0cm" style:writing-mode="lr-tb"/>
    </style:style>
    <style:style style:name="T66_1" style:family="text">
      <style:text-properties fo:color="#000000" style:font-name="Roboto Regular" fo:font-size="12pt" style:font-name-asian="Roboto Regular" style:font-size-asian="12pt" style:font-name-complex="Roboto Regular"/>
    </style:style>
    <style:style style:name="P6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P68" style:family="paragraph" style:parent-style-name="Normal">
      <style:paragraph-properties fo:line-height="100%" fo:margin-top="0.423cm" fo:margin-bottom="0cm" style:writing-mode="lr-tb"/>
    </style:style>
    <style:style style:name="P69" style:family="paragraph" style:parent-style-name="Normal"/>
  </office:automatic-styles>
  <office:body>
    <office:text>
      <text:p text:style-name="P1"><text:span text:style-name="T1_1"><text:line-break/></text:span></text:p>
      <text:p text:style-name="P2"><text:span text:style-name="T2_1">Dues<text:s/>columnes</text:span></text:p>
      <text:p text:style-name="P3"><text:span text:style-name="T3_1"><text:line-break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<text:s/>Julia<text:s/>Pons<text:s/>Salort,<text:s/>amb<text:s/>domicili<text:s/>a<text:s/>l’av.<text:s/>Central,<text:s/>59,<text:s/>7è<text:s/>1a,<text:s/>de<text:s/>Maó,<text:s/>amb</text:span></text:p>
            <text:p text:style-name="P5"><text:span text:style-name="T5_1">DNI<text:s/>núm.<text:s/>234353,<text:s/>telèfon<text:s/>27<text:s/>38<text:s/>29</text:span></text:p>
            <text:p text:style-name="P6"><text:span text:style-name="T6_1"><text:line-break/></text:span></text:p>
            <text:p text:style-name="P7"><text:span text:style-name="T7_1"><text:line-break/></text:span></text:p>
            <text:p text:style-name="P8"><text:span text:style-name="T8_1">EXPÒS:</text:span><text:span text:style-name="T8_2"><text:s/>som<text:s/>una<text:s/>llicenciada<text:s/>en<text:s/>Drets<text:s/>per<text:s/>la<text:s/>Universitat<text:s/>de<text:s/>Barcelona<text:s/>i<text:s/>treball<text:s/>des<text:s/>de<text:s/>fa<text:s/>7<text:s/>anys<text:s/>a<text:s/>al<text:s/>despatx<text:s/>d'assessoria<text:s/>financera<text:s/>Pujol<text:s/>i<text:s/>Associats.</text:span></text:p>
            <text:p text:style-name="P9"><text:span text:style-name="T9_1">Que<text:s/>m’he<text:s/>assabentat,<text:s/>per<text:s/>l’Ordre<text:s/>de<text:s/>data<text:s/>25<text:s/>-<text:s/>4<text:s/>-25,<text:s/>publicada<text:s/>en<text:s/>el<text:s/>BOIB<text:s/>núm.<text:s/>45/2025,<text:s/>que<text:s/>s’ofereix<text:s/>una<text:s/>plaça<text:s/>administrativa<text:s/>en<text:s/>una<text:s/>empresa<text:s/>pública.</text:span></text:p>
            <text:p text:style-name="P10"><text:span text:style-name="T10_1">Que<text:s/>complesc<text:s/>tots<text:s/>els<text:s/>requisits<text:s/>que<text:s/>s’hi<text:s/>demanen<text:s/>i<text:s/>aport<text:s/>la<text:s/>documentació<text:s/>corresponent.</text:span></text:p>
            <text:p text:style-name="P11"><text:span text:style-name="T11_1">Per<text:s/>tot<text:s/>açò,</text:span></text:p>
            <text:p text:style-name="P12"><text:span text:style-name="T12_1">SOL·LICIT:</text:span><text:span text:style-name="T12_2"><text:s/>Que<text:s/>sigui<text:s/>admesa<text:s/>aquesta<text:s/>sol·licitud<text:s/>per<text:s/>ocupar<text:s/>la<text:s/>plaça<text:s/>administrativa<text:s/>esmentada.</text:span></text:p>
            <text:p text:style-name="P13"><text:span text:style-name="T13_1">Maó,<text:s/>25<text:s/>de<text:s/>Abril<text:s/>de<text:s/>2025</text:span></text:p>
            <text:p text:style-name="P14"><text:span text:style-name="T14_1">[Signatura]</text:span></text:p>
            <text:p text:style-name="P15"><text:span text:style-name="T15_1">Julia<text:s/>Pons<text:s/>Salort</text:span></text:p>
            <text:p text:style-name="P16"><text:span text:style-name="T16_1">DEPARTAMENT<text:s/>DE<text:s/>RECURSOS<text:s/>HUMANS</text:span></text:p>
            <text:p text:style-name="P17"><text:span text:style-name="T17_1">Ajuntament<text:s/>de<text:s/>Maó</text:span></text:p>
            <text:p text:style-name="P18"/>
          </table:table-cell>
          <table:table-cell table:style-name="Cell2">
            <text:p text:style-name="P19"><text:span text:style-name="T19_1"><text:s/>Julia<text:s/>Pons<text:s/>Salort,<text:s/>amb<text:s/>domicili<text:s/>a<text:s/>l’av.<text:s/>Central,<text:s/>59,<text:s/>7è<text:s/>1a,<text:s/>de<text:s/>Maó,<text:s/>amb</text:span></text:p>
            <text:p text:style-name="P20"><text:span text:style-name="T20_1">DNI<text:s/>núm.<text:s/>234353,<text:s/>telèfon<text:s/>27<text:s/>38<text:s/>29</text:span></text:p>
            <text:p text:style-name="P21"><text:span text:style-name="T21_1"><text:line-break/></text:span></text:p>
            <text:p text:style-name="P22"><text:span text:style-name="T22_1"><text:line-break/></text:span></text:p>
            <text:p text:style-name="P23"><text:span text:style-name="T23_1">EXPÒS:</text:span><text:span text:style-name="T23_2"><text:s/>som<text:s/>una<text:s/>llicenciada<text:s/>en<text:s/>Drets<text:s/>per<text:s/>la<text:s/>Universitat<text:s/>de<text:s/>Barcelona<text:s/>i<text:s/>treball<text:s/>des<text:s/>de<text:s/>fa<text:s/>7<text:s/>anys<text:s/>a<text:s/>al<text:s/>despatx<text:s/>d'assessoria<text:s/>financera<text:s/>Pujol<text:s/>i<text:s/>Associats.</text:span></text:p>
            <text:p text:style-name="P24"><text:span text:style-name="T24_1">Que<text:s/>m’he<text:s/>assabentat,<text:s/>per<text:s/>l’Ordre<text:s/>de<text:s/>data<text:s/>25<text:s/>-<text:s/>4<text:s/>-25,<text:s/>publicada<text:s/>en<text:s/>el<text:s/>BOIB<text:s/>núm.<text:s/>45/2025,<text:s/>que<text:s/>s’ofereix<text:s/>una<text:s/>plaça<text:s/>administrativa<text:s/>en<text:s/>una<text:s/>empresa<text:s/>pública.</text:span></text:p>
            <text:p text:style-name="P25"><text:span text:style-name="T25_1">Que<text:s/>complesc<text:s/>tots<text:s/>els<text:s/>requisits<text:s/>que<text:s/>s’hi<text:s/>demanen<text:s/>i<text:s/>aport<text:s/>la<text:s/>documentació<text:s/>corresponent.</text:span></text:p>
            <text:p text:style-name="P26"><text:span text:style-name="T26_1">Per<text:s/>tot<text:s/>açò,</text:span></text:p>
            <text:p text:style-name="P27"><text:span text:style-name="T27_1">SOL·LICIT:</text:span><text:span text:style-name="T27_2"><text:s/>Que<text:s/>sigui<text:s/>admesa<text:s/>aquesta<text:s/>sol·licitud<text:s/>per<text:s/>ocupar<text:s/>la<text:s/>plaça<text:s/>administrativa<text:s/>esmentada.</text:span></text:p>
            <text:p text:style-name="P28"><text:span text:style-name="T28_1">Maó,<text:s/>25<text:s/>de<text:s/>Abril<text:s/>de<text:s/>2025</text:span></text:p>
            <text:p text:style-name="P29"><text:span text:style-name="T29_1">[Signatura]</text:span></text:p>
            <text:p text:style-name="P30"><text:span text:style-name="T30_1">Julia<text:s/>Pons<text:s/>Salort</text:span></text:p>
            <text:p text:style-name="P31"><text:span text:style-name="T31_1">DEPARTAMENT<text:s/>DE<text:s/>RECURSOS<text:s/>HUMANS</text:span></text:p>
            <text:p text:style-name="P32"><text:span text:style-name="T32_1">Ajuntament<text:s/>de<text:s/>Maó</text:span></text:p>
            <text:p text:style-name="P33"/>
          </table:table-cell>
        </table:table-row>
      </table:table>
      <text:p text:style-name="P34"/>
      <text:p text:style-name="P35"><text:span text:style-name="T35_1"><text:line-break/></text:span></text:p>
      <text:p text:style-name="P36"><text:span text:style-name="T36_1">Dues<text:s/>columnes</text:span></text:p>
      <text:p text:style-name="P37"><text:span text:style-name="T37_1"><text:line-break/></text:span></text:p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38"><text:span text:style-name="T38_1"><text:s/>Julia<text:s/>Pons<text:s/>Salort,<text:s/>amb<text:s/>domicili<text:s/>a<text:s/>l’av.<text:s/>Central,<text:s/>59,<text:s/>7è<text:s/>1a,<text:s/>de<text:s/>Maó,<text:s/>amb</text:span></text:p>
            <text:p text:style-name="P39"><text:span text:style-name="T39_1">DNI<text:s/>núm.<text:s/>234353,<text:s/>telèfon<text:s/>27<text:s/>38<text:s/>29</text:span></text:p>
            <text:p text:style-name="P40"><text:span text:style-name="T40_1"><text:line-break/></text:span></text:p>
            <text:p text:style-name="P41"><text:span text:style-name="T41_1"><text:line-break/></text:span></text:p>
            <text:p text:style-name="P42"><text:span text:style-name="T42_1">EXPÒS:</text:span><text:span text:style-name="T42_2"><text:s/>som<text:s/>una<text:s/>llicenciada<text:s/>en<text:s/>Drets<text:s/>per<text:s/>la<text:s/>Universitat<text:s/>de<text:s/>Barcelona<text:s/>i<text:s/>treball<text:s/>des<text:s/>de<text:s/>fa<text:s/>7<text:s/>anys<text:s/>a<text:s/>al<text:s/>despatx<text:s/>d'assessoria<text:s/>financera<text:s/>Pujol<text:s/>i<text:s/>Associats.</text:span></text:p>
            <text:p text:style-name="P43"><text:span text:style-name="T43_1">Que<text:s/>m’he<text:s/>assabentat,<text:s/>per<text:s/>l’Ordre<text:s/>de<text:s/>data<text:s/>25<text:s/>-<text:s/>4<text:s/>-25,<text:s/>publicada<text:s/>en<text:s/>el<text:s/>BOIB<text:s/>núm.<text:s/>45/2025,<text:s/>que<text:s/>s’ofereix<text:s/>una<text:s/>plaça<text:s/>administrativa<text:s/>en<text:s/>una<text:s/>empresa<text:s/>pública.</text:span></text:p>
            <text:p text:style-name="P44"><text:span text:style-name="T44_1">Que<text:s/>complesc<text:s/>tots<text:s/>els<text:s/>requisits<text:s/>que<text:s/>s’hi<text:s/>demanen<text:s/>i<text:s/>aport<text:s/>la<text:s/>documentació<text:s/>corresponent.</text:span></text:p>
            <text:p text:style-name="P45"><text:span text:style-name="T45_1">Per<text:s/>tot<text:s/>açò,</text:span></text:p>
            <text:p text:style-name="P46"><text:span text:style-name="T46_1">SOL·LICIT:</text:span><text:span text:style-name="T46_2"><text:s/>Que<text:s/>sigui<text:s/>admesa<text:s/>aquesta<text:s/>sol·licitud<text:s/>per<text:s/>ocupar<text:s/>la<text:s/>plaça<text:s/>administrativa<text:s/>esmentada.</text:span></text:p>
            <text:p text:style-name="P47"><text:span text:style-name="T47_1">Maó,<text:s/>25<text:s/>de<text:s/>Abril<text:s/>de<text:s/>2025</text:span></text:p>
            <text:p text:style-name="P48"><text:span text:style-name="T48_1">[Signatura]</text:span></text:p>
            <text:p text:style-name="P49"><text:span text:style-name="T49_1">Julia<text:s/>Pons<text:s/>Salort</text:span></text:p>
            <text:p text:style-name="P50"><text:span text:style-name="T50_1">DEPARTAMENT<text:s/>DE<text:s/>RECURSOS<text:s/>HUMANS</text:span></text:p>
            <text:p text:style-name="P51"><text:span text:style-name="T51_1">Ajuntament<text:s/>de<text:s/>Maó</text:span></text:p>
            <text:p text:style-name="P52"/>
          </table:table-cell>
          <table:table-cell table:style-name="Cell4">
            <text:p text:style-name="P53"><text:span text:style-name="T53_1"><text:s/>Julia<text:s/>Pons<text:s/>Salort,<text:s/>amb<text:s/>domicili<text:s/>a<text:s/>l’av.<text:s/>Central,<text:s/>59,<text:s/>7è<text:s/>1a,<text:s/>de<text:s/>Maó,<text:s/>amb</text:span></text:p>
            <text:p text:style-name="P54"><text:span text:style-name="T54_1">DNI<text:s/>núm.<text:s/>234353,<text:s/>telèfon<text:s/>27<text:s/>38<text:s/>29</text:span></text:p>
            <text:p text:style-name="P55"><text:span text:style-name="T55_1"><text:line-break/></text:span></text:p>
            <text:p text:style-name="P56"><text:span text:style-name="T56_1"><text:line-break/></text:span></text:p>
            <text:p text:style-name="P57"><text:span text:style-name="T57_1">EXPÒS:</text:span><text:span text:style-name="T57_2"><text:s/>som<text:s/>una<text:s/>llicenciada<text:s/>en<text:s/>Drets<text:s/>per<text:s/>la<text:s/>Universitat<text:s/>de<text:s/>Barcelona<text:s/>i<text:s/>treball<text:s/>des<text:s/>de<text:s/>fa<text:s/>7<text:s/>anys<text:s/>a<text:s/>al<text:s/>despatx<text:s/>d'assessoria<text:s/>financera<text:s/>Pujol<text:s/>i<text:s/>Associats.</text:span></text:p>
            <text:p text:style-name="P58"><text:span text:style-name="T58_1">Que<text:s/>m’he<text:s/>assabentat,<text:s/>per<text:s/>l’Ordre<text:s/>de<text:s/>data<text:s/>25<text:s/>-<text:s/>4<text:s/>-25,<text:s/>publicada<text:s/>en<text:s/>el<text:s/>BOIB<text:s/>núm.<text:s/>45/2025,<text:s/>que<text:s/>s’ofereix<text:s/>una<text:s/>plaça<text:s/>administrativa<text:s/>en<text:s/>una<text:s/>empresa<text:s/>pública.</text:span></text:p>
            <text:p text:style-name="P59"><text:span text:style-name="T59_1">Que<text:s/>complesc<text:s/>tots<text:s/>els<text:s/>requisits<text:s/>que<text:s/>s’hi<text:s/>demanen<text:s/>i<text:s/>aport<text:s/>la<text:s/>documentació<text:s/>corresponent.</text:span></text:p>
            <text:p text:style-name="P60"><text:span text:style-name="T60_1">Per<text:s/>tot<text:s/>açò,</text:span></text:p>
            <text:p text:style-name="P61"><text:span text:style-name="T61_1">SOL·LICIT:</text:span><text:span text:style-name="T61_2"><text:s/>Que<text:s/>sigui<text:s/>admesa<text:s/>aquesta<text:s/>sol·licitud<text:s/>per<text:s/>ocupar<text:s/>la<text:s/>plaça<text:s/>administrativa<text:s/>esmentada.</text:span></text:p>
            <text:p text:style-name="P62"><text:span text:style-name="T62_1">Maó,<text:s/>25<text:s/>de<text:s/>Abril<text:s/>de<text:s/>2025</text:span></text:p>
            <text:p text:style-name="P63"><text:span text:style-name="T63_1">[Signatura]</text:span></text:p>
            <text:p text:style-name="P64"><text:span text:style-name="T64_1">Julia<text:s/>Pons<text:s/>Salort</text:span></text:p>
            <text:p text:style-name="P65"><text:span text:style-name="T65_1">DEPARTAMENT<text:s/>DE<text:s/>RECURSOS<text:s/>HUMANS</text:span></text:p>
            <text:p text:style-name="P66"><text:span text:style-name="T66_1">Ajuntament<text:s/>de<text:s/>Maó</text:span></text:p>
            <text:p text:style-name="P67"/>
          </table:table-cell>
        </table:table-row>
      </table:table>
      <text:p text:style-name="P68"/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Liberation Serif Regular" svg:font-family="Liberation Serif Regular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